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0-03" calcext:value-type="date">
            <text:p>03/10/2025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0-03" calcext:value-type="date">
            <text:p>03/10/2025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2-05" calcext:value-type="date">
            <text:p>05/12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2-05" calcext:value-type="date">
            <text:p>05/12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7]-[.F7]" office:value-type="float" office:value="150" calcext:value-type="float">
            <text:p>15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5" office:value-type="string" calcext:value-type="string">
            <text:p>Mens. 01/2026 (A.C.)</text:p>
          </table:table-cell>
          <table:table-cell table:style-name="ce59" office:value-type="float" office:value="160" calcext:value-type="float">
            <text:p>16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8]-[.F8]" office:value-type="float" office:value="160" calcext:value-type="float">
            <text:p>16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8])" office:value-type="float" office:value="310" calcext:value-type="float">
            <text:p>31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69">
          <table:table-cell table:number-columns-repeated="64"/>
        </table:table-row>
        <table:table-row table:style-name="ro6" table:number-rows-repeated="9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17.955476360">00:00:00</text:time></text:span><text:span text:style-name="MT2"><text:s/></text:span></text:p>
        </style:region-center>
        <style:region-right>
          <text:p><text:span text:style-name="MT4">José Cícero de Li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Cícero de Lim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17.9598022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2-02T14:30:18.421170947</dc:date>
    <dc:language>pt-PT</dc:language>
    <meta:editing-cycles>436</meta:editing-cycles>
    <meta:editing-duration>PT13H40M48S</meta:editing-duration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